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act" table:style-name="ta1">
        <table:shapes>
          <draw:frame draw:z-index="0" draw:style-name="gr1" draw:text-style-name="P1" svg:width="509.92pt" svg:height="211.58pt" svg:x="240.15pt" svg:y="3.74pt">
            <draw:object draw:notify-on-update-of-ranges="impact.A2:impact.A98 impact.B1:impact.B1 impact.B2:impact.B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4.48pt" svg:height="197.26pt" svg:x="241.71pt" svg:y="222.12pt">
            <draw:object draw:notify-on-update-of-ranges="impact.A2:impact.A107 impact.C1:impact.C1 impact.C2:impact.C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Win rate (%)</text:p>
          </table:table-cell>
          <table:table-cell office:value-type="string" calcext:value-type="string">
            <text:p>Frequency in teams (%)</text:p>
          </table:table-cell>
          <table:table-cell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1.7" calcext:value-type="float">
            <text:p>-1.7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WenQuanYi Zen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9:44:19.423531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20:36:01.389606795</dc:date>
    <meta:editing-duration>PT57M47S</meta:editing-duration>
    <meta:editing-cycles>14</meta:editing-cycles>
    <meta:generator>LibreOffice/6.1.3.2$Linux_X86_64 LibreOffice_project/10$Build-2</meta:generator>
    <meta:document-statistic meta:table-count="1" meta:cell-count="1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4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aximum="100" chart:origin="0" chart:interval-major="25" chart:interval-minor-divisor="1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1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-dash="Fine_20_Dotted" svg:stroke-width="0.152cm" svg:stroke-color="#ff9900" svg:stroke-opacity="75%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9cm" svg:height="7.465cm" xlink:href=".." xlink:type="simple" chart:class="chart:scatter" chart:style-name="ch1">
        <chart:plot-area chart:style-name="ch2" table:cell-range-address="impact.A2:impact.B98 impact.B1:impact.B1" chart:data-source-has-labels="row" svg:x="0.359cm" svg:y="0.149cm" svg:width="17.272cm" svg:height="7.167cm">
          <chartooo:coordinate-region svg:x="0.98cm" svg:y="0.348cm" svg:width="16.371cm" svg:height="6.3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impact.B2:impact.B98" chart:label-cell-address="impact.B1:impact.B1" chart:class="chart:scatter">
            <chart:domain table:cell-range-address="impact.A2:impact.A98"/>
            <chart:regression-curve chart:style-name="ch7"/>
            <chart:data-point chart:repeated="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n rate (%)</text:p>
                <draw:g>
                  <svg:desc>impact.B1:impac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9">
                <text:p>-1.9</text:p>
                <draw:g>
                  <svg:desc>impact.A2:impact.A98</svg:desc>
                </draw:g>
              </table:table-cell>
              <table:table-cell office:value-type="float" office:value="16">
                <text:p>16</text:p>
                <draw:g>
                  <svg:desc>impact.B2:impact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">
                <text:p>-1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">
                <text:p>-1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">
                <text:p>-1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">
                <text:p>-1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">
                <text:p>-1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3">
                <text:p>-1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">
                <text:p>-1.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">
                <text:p>-1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">
                <text:p>-0.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">
                <text:p>-0.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">
                <text:p>-0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">
                <text:p>-0.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">
                <text:p>-0.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">
                <text:p>-0.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">
                <text:p>-0.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">
                <text:p>0.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">
                <text:p>1.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">
                <text:p>1.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">
                <text:p>1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">
                <text:p>1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">
                <text:p>1.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">
                <text:p>1.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">
                <text:p>2.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">
                <text:p>2.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">
                <text:p>2.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">
                <text:p>2.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">
                <text:p>2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">
                <text:p>2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">
                <text:p>2.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">
                <text:p>2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">
                <text:p>3.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">
                <text:p>3.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">
                <text:p>3.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">
                <text:p>3.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">
                <text:p>3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">
                <text:p>3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">
                <text:p>3.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">
                <text:p>3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">
                <text:p>3.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4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00" chart:origin="0" chart:interval-major="1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1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52cm" svg:stroke-color="#ff9900" svg:stroke-opacity="75%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98cm" svg:height="6.96cm" xlink:href=".." xlink:type="simple" chart:class="chart:scatter" chart:style-name="ch1">
        <chart:plot-area chart:style-name="ch2" table:cell-range-address="impact.A2:impact.A107 impact.C1:impact.C107" chart:data-source-has-labels="row" svg:x="0.355cm" svg:y="0.139cm" svg:width="17.088cm" svg:height="6.682cm">
          <chartooo:coordinate-region svg:x="0.976cm" svg:y="0.338cm" svg:width="16.187cm" svg:height="5.8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impact.C2:impact.C107" chart:label-cell-address="impact.C1:impact.C1" chart:class="chart:scatter">
            <chart:domain table:cell-range-address="impact.A2:impact.A107"/>
            <chart:regression-curve chart:style-name="ch7"/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uency in teams (%)</text:p>
                <draw:g>
                  <svg:desc>impact.C1:impac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9">
                <text:p>-1.9</text:p>
                <draw:g>
                  <svg:desc>impact.A2:impact.A107</svg:desc>
                </draw:g>
              </table:table-cell>
              <table:table-cell office:value-type="float" office:value="11">
                <text:p>11</text:p>
                <draw:g>
                  <svg:desc>impact.C2:impact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">
                <text:p>-1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">
                <text:p>-1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">
                <text:p>-1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">
                <text:p>-1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">
                <text:p>-1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3">
                <text:p>-1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">
                <text:p>-1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">
                <text:p>-1.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">
                <text:p>-0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">
                <text:p>-0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">
                <text:p>-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">
                <text:p>-0.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">
                <text:p>-0.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">
                <text:p>-0.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">
                <text:p>-0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">
                <text:p>0.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">
                <text:p>0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">
                <text:p>0.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">
                <text:p>1.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">
                <text:p>1.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">
                <text:p>1.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">
                <text:p>1.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">
                <text:p>1.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">
                <text:p>1.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">
                <text:p>1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">
                <text:p>2.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">
                <text:p>2.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">
                <text:p>2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">
                <text:p>2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">
                <text:p>2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">
                <text:p>2.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">
                <text:p>2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">
                <text:p>2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">
                <text:p>3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">
                <text:p>3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">
                <text:p>3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">
                <text:p>3.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">
                <text:p>3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6">
                <text:p>3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">
                <text:p>3.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">
                <text:p>3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">
                <text:p>3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